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ry M.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9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28 S. 22<text:span text:style-name="T2">nd</text:span><text:span text:style-name="T3"> St./</text:span></text:p>
      <text:p text:style-name="P3"><text:span text:style-name="T3">Mar. 9</text:span><text:span text:style-name="T2">th</text:span><text:span text:style-name="T3"> 91/</text:span></text:p>
      <text:p text:style-name="P2"><text:span text:style-name="T3">Dear D</text:span><text:span text:style-name="T2">r</text:span><text:span text:style-name="T3">. Morais,/</text:span></text:p>
      <text:p text:style-name="P2"><text:span text:style-name="T3"><text:tab/>M</text:span><text:span text:style-name="T2">r</text:span><text:span text:style-name="T3">. Aronstein/ has been referred to me/ for help in obtaining/ employment, by Mrs/ Mumford to whom he/ first applied. <text:s/>If you/ can direct him to work of/ any kind, I think it will/ be a great charity--for he/ seems much in need of/ it. <text:s/>I am not personally/ acquainted with him, ex-/cept feeling that he is/ a brother in the faith./ <text:s/>Sincerely yours,/ Mary M.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20:34.19</meta:creation-date>
    <dc:date>2011-11-22T13:25:10.28</dc:date>
    <dc:creator>Penn Libraries</dc:creator>
    <meta:editing-duration>PT00H04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43" meta:character-count="1672"/>
  </office:meta>
</office:document-meta>
</file>